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officeooo:rsid="000b8012" officeooo:paragraph-rsid="001bb02c"/>
    </style:style>
    <style:style style:name="P16" style:family="paragraph" style:parent-style-name="Text_20_body" style:list-style-name="L4">
      <style:text-properties officeooo:paragraph-rsid="001bb02c"/>
    </style:style>
    <style:style style:name="P17" style:family="paragraph" style:parent-style-name="Text_20_body" style:list-style-name="L4">
      <style:text-properties officeooo:rsid="001bb02c" officeooo:paragraph-rsid="001bb02c"/>
    </style:style>
    <style:style style:name="P18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1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2" style:family="paragraph" style:parent-style-name="Text_20_body" style:list-style-name="L6">
      <style:text-properties officeooo:rsid="000e701d" officeooo:paragraph-rsid="000e701d"/>
    </style:style>
    <style:style style:name="P23" style:family="paragraph" style:parent-style-name="Text_20_body" style:list-style-name="L6">
      <style:text-properties officeooo:rsid="000eec00" officeooo:paragraph-rsid="000eec00"/>
    </style:style>
    <style:style style:name="P24" style:family="paragraph" style:parent-style-name="Text_20_body" style:list-style-name="L6">
      <style:text-properties officeooo:rsid="00163012" officeooo:paragraph-rsid="00163012"/>
    </style:style>
    <style:style style:name="P25" style:family="paragraph" style:parent-style-name="Text_20_body" style:list-style-name="L6">
      <style:text-properties officeooo:rsid="000e701d" officeooo:paragraph-rsid="00116b98"/>
    </style:style>
    <style:style style:name="P26" style:family="paragraph" style:parent-style-name="Text_20_body" style:list-style-name="L6">
      <style:text-properties officeooo:paragraph-rsid="00116b98"/>
    </style:style>
    <style:style style:name="P27" style:family="paragraph" style:parent-style-name="Text_20_body" style:list-style-name="L6">
      <style:text-properties officeooo:rsid="0014545c" officeooo:paragraph-rsid="0014545c"/>
    </style:style>
    <style:style style:name="P28" style:family="paragraph" style:parent-style-name="Text_20_body" style:list-style-name="L6">
      <style:text-properties officeooo:rsid="00182c83" officeooo:paragraph-rsid="00182c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b8012"/>
    </style:style>
    <style:style style:name="T9" style:family="text">
      <style:text-properties officeooo:rsid="00124451"/>
    </style:style>
    <style:style style:name="T10" style:family="text">
      <style:text-properties officeooo:rsid="000eec00"/>
    </style:style>
    <style:style style:name="T11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3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5"><text:span text:style-name="T7">Optional :</text:span></text:p>
      <text:list text:style-name="L4">
        <text:list-item>
          <text:p text:style-name="P16"><text:span text:style-name="T8">dialogue with inspector that does not suspect us, giving context. Difficulty increases because, when cleaning proof seems like the same serial killer is on the loose, thus more inspector+thorough)</text:span></text:p>
        </text:list-item>
        <text:list-item>
          <text:p text:style-name="P17"><text:soft-page-break/>hidden crime evidence, need to move/push objects</text:p>
        </text:list-item>
      </text:list>
      <text:p text:style-name="P13"/>
      <text:p text:style-name="P18">Mechanics :</text:p>
      <text:list text:style-name="L5">
        <text:list-item>
          <text:p text:style-name="P19">player with 2D control</text:p>
        </text:list-item>
        <text:list-item>
          <text:p text:style-name="P19">goes close to crime scene piece of evidence</text:p>
        </text:list-item>
        <text:list-item>
          <text:p text:style-name="P19">wipe evidence then wipe is dirty</text:p>
        </text:list-item>
        <text:list-item>
          <text:p text:style-name="P19">need to hide the dirty wipe on scientifics to frame them</text:p>
        </text:list-item>
        <text:list-item>
          <text:p text:style-name="P19">inspectors npc that scoot the scene, need to avoid their detection and get arrested</text:p>
        </text:list-item>
        <text:list-item>
          <text:p text:style-name="P19">forensic scientist<text:span text:style-name="T9">s npcs</text:span></text:p>
        </text:list-item>
        <text:list-item>
          <text:p text:style-name="P20">buy new wipes with better stats : time to wipe</text:p>
        </text:list-item>
      </text:list>
      <text:p text:style-name="P21"/>
      <text:p text:style-name="P21"/>
      <text:p text:style-name="P21">Scope :</text:p>
      <text:list text:style-name="L6">
        <text:list-item>
          <text:p text:style-name="P22">Main menu : theme splash of blood, then wipe to display button</text:p>
        </text:list-item>
        <text:list-item>
          <text:p text:style-name="P22">Map : pixel art, top down, indoors, crime scene</text:p>
        </text:list-item>
        <text:list-item>
          <text:p text:style-name="P22">player : 2D control</text:p>
          <text:list>
            <text:list-item>
              <text:p text:style-name="P22">movement : zqsd + mouse</text:p>
            </text:list-item>
            <text:list-item>
              <text:p text:style-name="P22">cleaning action with circular <text:span text:style-name="T10">timer</text:span></text:p>
            </text:list-item>
            <text:list-item>
              <text:p text:style-name="P23">hand+wipe cursor</text:p>
            </text:list-item>
            <text:list-item>
              <text:p text:style-name="P24">cleaning zone with dotted border</text:p>
            </text:list-item>
            <text:list-item>
              <text:p text:style-name="P24"/>
            </text:list-item>
          </text:list>
        </text:list-item>
        <text:list-item>
          <text:p text:style-name="P25">NPC : 2 types</text:p>
          <text:list>
            <text:list-item>
              <text:p text:style-name="P25">investigators with detection areas</text:p>
            </text:list-item>
            <text:list-item>
              <text:p text:style-name="P26"><text:span text:style-name="T6">forensic scientist</text:span><text:span text:style-name="T11">s : idl, to hide dirty cleaning cloth, some are undercover inspectors</text:span></text:p>
            </text:list-item>
          </text:list>
        </text:list-item>
        <text:list-item>
          <text:p text:style-name="P27">scripts :</text:p>
          <text:list>
            <text:list-item>
              <text:p text:style-name="P27">scene management</text:p>
            </text:list-item>
            <text:list-item>
              <text:p text:style-name="P27">tilemaplayer</text:p>
            </text:list-item>
            <text:list-item>
              <text:p text:style-name="P27">utilities</text:p>
            </text:list-item>
            <text:list-item>
              <text:p text:style-name="P27">event bus</text:p>
            </text:list-item>
            <text:list-item>
              <text:p text:style-name="P27">player control</text:p>
            </text:list-item>
            <text:list-item>
              <text:p text:style-name="P28">inspector detection</text:p>
            </text:list-item>
            <text:list-item>
              <text:p text:style-name="P28">cleaning zone</text:p>
            </text:list-item>
            <text:list-item>
              <text:p text:style-name="P28"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5T21:22:27.047000000</dc:date>
    <meta:editing-duration>PT5H40M9S</meta:editing-duration>
    <meta:editing-cycles>16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7" meta:word-count="376" meta:character-count="2048" meta:non-whitespace-character-count="1764"/>
  </office:meta>
</office:document-meta>
</file>